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Project Part 3: Mysql performance</text:p>
          </draw:text-box>
        </draw:frame>
        <draw:frame draw:style-name="gr1" draw:text-style-name="P1" draw:layer="layout" svg:width="4.795cm" svg:height="0.962cm" svg:x="11.715cm" svg:y="11.176cm">
          <draw:text-box>
            <text:p>Jordan Cantrel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hy Mysql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sql is free</text:p>
              </text:list-item>
              <text:list-item>
                <text:p>Postgresql crashed on my system</text:p>
              </text:list-item>
              <text:list-item>
                <text:p>Most popular open-source DBMS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ummary and Goa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earning how to use a DBMS system</text:p>
              </text:list-item>
              <text:list-item>
                <text:p>Examine how different Mysql parameters affect performance and query tim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periment 1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yze the effect of relation size on performance</text:p>
              </text:list-item>
              <text:list-item>
                <text:p>Expect queries to run more slowly as relations grow, especially when relations no longer fits in memory</text:p>
              </text:list-item>
              <text:list-item>
                <text:p>queries 1 and 2 from wisconsin benchm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periment 1 - Resul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Query 1 average time (s), 10000 tuples: 0.022</text:p>
              </text:list-item>
              <text:list-item>
                <text:p>Query 1 average time (s), 100000 tuples: 0.025</text:p>
              </text:list-item>
              <text:list-item>
                <text:p>Query 1 average time (s), 1000000 tuples: 2.21</text:p>
              </text:list-item>
              <text:list-item>
                <text:p>Query 2 average time (s), 1000000 tuples: 1.98</text:p>
              </text:list-item>
              <text:list-item>
                <text:p>Query 2 average time (s), 100000 tuples: 0.023</text:p>
              </text:list-item>
              <text:list-item>
                <text:p>Query 2 average time (s), 10000 tuples:0.019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periment 2 - Outli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ndition_fanout_filter</text:p>
              </text:list-item>
              <text:list-item>
                <text:p>Helps estimate clause selectivity and process smaller-result operations first</text:p>
              </text:list-item>
              <text:list-item>
                <text:p>query 10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periment 2 - Resul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verage time (on): 0.00686</text:p>
              </text:list-item>
              <text:list-item>
                <text:p>Average time (off): 0.00814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periment 3 - Outlin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vestigate effect of buffer pool size on system performance</text:p>
              </text:list-item>
              <text:list-item>
                <text:p>Queries 6 and 9</text:p>
              </text:list-item>
              <text:list-item>
                <text:p>128 MB default, 256 MB test val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periment 3 - Resul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Query 6, 128MB: 1.94</text:p>
              </text:list-item>
              <text:list-item>
                <text:p>Query 9, 128MB: 2.01</text:p>
              </text:list-item>
              <text:list-item>
                <text:p>Query 6, 256MB: 2.09</text:p>
              </text:list-item>
              <text:list-item>
                <text:p>Query 9: 256MB: 2.0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Experiment 4 – Outli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isallow nested block loop algorithm – will Mysql use other, faster algorithms?</text:p>
              </text:list-item>
              <text:list-item>
                <text:p>Queries 10 and 11</text:p>
              </text:list-item>
              <text:list-item>
                <text:p>I expect the queries not to run any faster, because Mysql should probably be using other algorithms for jo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periment 4 - Resul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y 10, allowed:</text:p>
              </text:list-item>
              <text:list-item>
                <text:p>Query 11, allowed:</text:p>
              </text:list-item>
              <text:list-item>
                <text:p>Query 10, disallowed:</text:p>
              </text:list-item>
              <text:list-item>
                <text:p>Query 11, disallowed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creasing relation size does slow down query execution time</text:p>
              </text:list-item>
              <text:list-item>
                <text:p>The default options were carefully chosen by smart people, and are usually faster than non-default options for system paramet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Lessons Learned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gin projects early!</text:p>
              </text:list-item>
              <text:list-item>
                <text:p>Know the limits of your system (Mysql would hang when running the benchmark with &gt;1Million tupl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20:03:42.639710257</meta:creation-date>
    <meta:editing-duration>PT15M10S</meta:editing-duration>
    <meta:editing-cycles>3</meta:editing-cycles>
    <meta:generator>LibreOffice/6.0.7.3$Linux_X86_64 LibreOffice_project/00m0$Build-3</meta:generator>
    <dc:title>Blue Curve</dc:title>
    <dc:date>2019-06-13T21:26:41.478451099</dc:date>
    <meta:document-statistic meta:object-count="87"/>
  </office:meta>
</office:document-meta>
</file>